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Liberation serif" svg:font-family="'Liberation serif', 'Times New Roman'" style:font-family-generic="roman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45.01mm"/>
    </style:style>
    <style:style style:name="co3" style:family="table-column">
      <style:table-column-properties fo:break-before="auto" style:column-width="41.75mm"/>
    </style:style>
    <style:style style:name="co4" style:family="table-column">
      <style:table-column-properties fo:break-before="auto" style:column-width="53.7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0c0c0"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6">
      <style:table-cell-properties fo:background-color="#c0c0c0"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6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0pt" fo:font-weight="bold" fo:language="es" fo:country="ES" style:language-asian="ar" style:country-asian="SA" style:font-name-asian="Cambria" style:font-size-asian="10pt" style:font-size-complex="10pt" style:font-weight-asian="bold" style:font-weight-complex="bold"/>
    </style:style>
    <style:style style:name="T2" style:family="text">
      <style:text-properties fo:color="#000000" fo:font-size="10pt" fo:font-weight="bold" fo:language="es" fo:country="ES" style:language-asian="ar" style:country-asian="SA" style:font-name-asian="Courier New" style:font-size-asian="12pt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79.76mm" svg:y="0.72mm">
            <loext:p draw:notify-on-update-of-ranges="Sheet1.A3:Sheet1.A15 Sheet1.B2:Sheet1.B2 Sheet1.B3:Sheet1.B15 Sheet1.A3:Sheet1.A15 Sheet1.C2:Sheet1.C2 Sheet1.C3:Sheet1.C15 Sheet1.A3:Sheet1.A15 Sheet1.D2:Sheet1.D2 Sheet1.D3:Sheet1.D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0.31mm" svg:y="104mm">
            <loext:p draw:notify-on-update-of-ranges="Sheet1.A25:Sheet1.A37 Sheet1.B24:Sheet1.B24 Sheet1.B25:Sheet1.B37 Sheet1.A25:Sheet1.A37 Sheet1.C24:Sheet1.C24 Sheet1.C25:Sheet1.C37 Sheet1.A25:Sheet1.A37 Sheet1.D24:Sheet1.D24 Sheet1.D25:Sheet1.D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default-cell-style-name="ce8"/>
        <table:table-row table:style-name="ro1">
          <table:table-cell table:style-name="ce1" office:value-type="string" calcext:value-type="string" table:number-columns-spanned="4" table:number-rows-spanned="1">
            <text:p>Ejercicio 10 (PC LOCAL)</text:p>
          </table:table-cell>
          <table:covered-table-cell table:number-columns-repeated="3" table:style-name="Default"/>
        </table:table-row>
        <table:table-row table:style-name="ro2">
          <table:table-cell table:style-name="ce2" office:value-type="string" calcext:value-type="string">
            <text:p>Nº de Componentes</text:p>
          </table:table-cell>
          <table:table-cell table:style-name="ce7" office:value-type="string" calcext:value-type="string">
            <text:p>T. secuencial vect. Globales</text:p>
            <text:p>1 thread/core</text:p>
          </table:table-cell>
          <table:table-cell table:style-name="ce12" office:value-type="string" calcext:value-type="string">
            <text:p><text:span text:style-name="T1">T. paralelo (versión </text:span><text:span text:style-name="T2">for</text:span><text:span text:style-name="T1">)</text:span></text:p>
            <text:p>4 threads/cores</text:p>
          </table:table-cell>
          <table:table-cell table:style-name="ce12" office:value-type="string" calcext:value-type="string">
            <text:p><text:span text:style-name="T1">T. paralelo (versión </text:span><text:span text:style-name="T2">sections)</text:span></text:p>
            <text:p>4 threads/cores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style-name="ce8" office:value-type="float" office:value="0.000162588" calcext:value-type="float">
            <text:p>0,000162588</text:p>
          </table:table-cell>
          <table:table-cell table:style-name="ce11" office:value-type="float" office:value="0.000063221" calcext:value-type="float">
            <text:p>0,000063221</text:p>
          </table:table-cell>
          <table:table-cell office:value-type="float" office:value="0.001913702" calcext:value-type="float">
            <text:p>0,001913702</text:p>
          </table:table-cell>
        </table:table-row>
        <table:table-row table:style-name="ro1">
          <table:table-cell table:style-name="ce4" office:value-type="float" office:value="32768" calcext:value-type="float">
            <text:p>32768</text:p>
          </table:table-cell>
          <table:table-cell office:value-type="float" office:value="0.000342636" calcext:value-type="float">
            <text:p>0,000342636</text:p>
          </table:table-cell>
          <table:table-cell office:value-type="float" office:value="0.002856027" calcext:value-type="float">
            <text:p>0,002856027</text:p>
          </table:table-cell>
          <table:table-cell table:style-name="ce9" office:value-type="float" office:value="0.002781329" calcext:value-type="float">
            <text:p>0,00278132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8" office:value-type="float" office:value="0.00065247" calcext:value-type="float">
            <text:p>0,00065247</text:p>
          </table:table-cell>
          <table:table-cell table:style-name="ce8" office:value-type="float" office:value="0.004656402" calcext:value-type="float">
            <text:p>0,004656402</text:p>
          </table:table-cell>
          <table:table-cell office:value-type="float" office:value="0.00415584" calcext:value-type="float">
            <text:p>0,00415584</text:p>
          </table:table-cell>
        </table:table-row>
        <table:table-row table:style-name="ro1">
          <table:table-cell table:style-name="ce5" office:value-type="float" office:value="131072" calcext:value-type="float">
            <text:p>131072</text:p>
          </table:table-cell>
          <table:table-cell office:value-type="float" office:value="0.001763162" calcext:value-type="float">
            <text:p>0,001763162</text:p>
          </table:table-cell>
          <table:table-cell office:value-type="float" office:value="0.000809298" calcext:value-type="float">
            <text:p>0,000809298</text:p>
          </table:table-cell>
          <table:table-cell table:style-name="ce9" office:value-type="float" office:value="0.000682173" calcext:value-type="float">
            <text:p>0,00068217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style-name="ce8" office:value-type="float" office:value="0.003149612" calcext:value-type="float">
            <text:p>0,003149612</text:p>
          </table:table-cell>
          <table:table-cell table:style-name="ce8" office:value-type="float" office:value="0.001527356" calcext:value-type="float">
            <text:p>0,001527356</text:p>
          </table:table-cell>
          <table:table-cell office:value-type="float" office:value="0.001544234" calcext:value-type="float">
            <text:p>0,001544234</text:p>
          </table:table-cell>
        </table:table-row>
        <table:table-row table:style-name="ro1">
          <table:table-cell table:style-name="ce5" office:value-type="float" office:value="524288" calcext:value-type="float">
            <text:p>524288</text:p>
          </table:table-cell>
          <table:table-cell office:value-type="float" office:value="0.005270367" calcext:value-type="float">
            <text:p>0,005270367</text:p>
          </table:table-cell>
          <table:table-cell office:value-type="float" office:value="0.004216166" calcext:value-type="float">
            <text:p>0,004216166</text:p>
          </table:table-cell>
          <table:table-cell table:style-name="ce9" office:value-type="float" office:value="0.006336929" calcext:value-type="float">
            <text:p>0,006336929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style-name="ce8" office:value-type="float" office:value="0.011152091" calcext:value-type="float">
            <text:p>0,011152091</text:p>
          </table:table-cell>
          <table:table-cell table:style-name="ce8" office:value-type="float" office:value="0.007949723" calcext:value-type="float">
            <text:p>0,007949723</text:p>
          </table:table-cell>
          <table:table-cell office:value-type="float" office:value="0.011438336" calcext:value-type="float">
            <text:p>0,011438336</text:p>
          </table:table-cell>
        </table:table-row>
        <table:table-row table:style-name="ro1">
          <table:table-cell table:style-name="ce5" office:value-type="float" office:value="2097152" calcext:value-type="float">
            <text:p>2097152</text:p>
          </table:table-cell>
          <table:table-cell office:value-type="float" office:value="0.020686549" calcext:value-type="float">
            <text:p>0,020686549</text:p>
          </table:table-cell>
          <table:table-cell office:value-type="float" office:value="0.01746194" calcext:value-type="float">
            <text:p>0,01746194</text:p>
          </table:table-cell>
          <table:table-cell table:style-name="ce9" office:value-type="float" office:value="0.016105072" calcext:value-type="float">
            <text:p>0,01610507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style-name="ce8" office:value-type="float" office:value="0.035964291" calcext:value-type="float">
            <text:p>0,035964291</text:p>
          </table:table-cell>
          <table:table-cell table:style-name="ce8" office:value-type="float" office:value="0.03201191" calcext:value-type="float">
            <text:p>0,03201191</text:p>
          </table:table-cell>
          <table:table-cell office:value-type="float" office:value="0.031951178" calcext:value-type="float">
            <text:p>0,031951178</text:p>
          </table:table-cell>
        </table:table-row>
        <table:table-row table:style-name="ro1">
          <table:table-cell table:style-name="ce5" office:value-type="float" office:value="8388608" calcext:value-type="float">
            <text:p>8388608</text:p>
          </table:table-cell>
          <table:table-cell office:value-type="float" office:value="0.069817454" calcext:value-type="float">
            <text:p>0,069817454</text:p>
          </table:table-cell>
          <table:table-cell office:value-type="float" office:value="0.063312955" calcext:value-type="float">
            <text:p>0,063312955</text:p>
          </table:table-cell>
          <table:table-cell table:style-name="ce9" office:value-type="float" office:value="0.063846474" calcext:value-type="float">
            <text:p>0,063846474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style-name="ce8" office:value-type="float" office:value="0.136288326" calcext:value-type="float">
            <text:p>0,136288326</text:p>
          </table:table-cell>
          <table:table-cell table:style-name="ce8" office:value-type="float" office:value="0.130056199" calcext:value-type="float">
            <text:p>0,130056199</text:p>
          </table:table-cell>
          <table:table-cell office:value-type="float" office:value="0.134874551" calcext:value-type="float">
            <text:p>0,134874551</text:p>
          </table:table-cell>
        </table:table-row>
        <table:table-row table:style-name="ro1">
          <table:table-cell table:style-name="ce5" office:value-type="float" office:value="33554432" calcext:value-type="float">
            <text:p>33554432</text:p>
          </table:table-cell>
          <table:table-cell office:value-type="float" office:value="0.270505468" calcext:value-type="float">
            <text:p>0,270505468</text:p>
          </table:table-cell>
          <table:table-cell office:value-type="float" office:value="0.260844405" calcext:value-type="float">
            <text:p>0,260844405</text:p>
          </table:table-cell>
          <table:table-cell table:style-name="ce9" office:value-type="float" office:value="0.258994989" calcext:value-type="float">
            <text:p>0,258994989</text:p>
          </table:table-cell>
        </table:table-row>
        <table:table-row table:style-name="ro1">
          <table:table-cell table:style-name="ce6" office:value-type="float" office:value="67108864" calcext:value-type="float">
            <text:p>67108864</text:p>
          </table:table-cell>
          <table:table-cell table:style-name="ce10" office:value-type="float" office:value="0.543524631" calcext:value-type="float">
            <text:p>0,543524631</text:p>
          </table:table-cell>
          <table:table-cell table:style-name="ce10" office:value-type="float" office:value="0.513367823" calcext:value-type="float">
            <text:p>0,513367823</text:p>
          </table:table-cell>
          <table:table-cell table:style-name="ce10" office:value-type="float" office:value="0.512341998" calcext:value-type="float">
            <text:p>0,512341998</text:p>
          </table:table-cell>
        </table:table-row>
        <table:table-row table:style-name="ro1" table:number-rows-repeated="7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Ejercicio 10 (ATCGRID)</text:p>
          </table:table-cell>
          <table:covered-table-cell table:number-columns-repeated="3" table:style-name="Default"/>
        </table:table-row>
        <table:table-row table:style-name="ro2">
          <table:table-cell table:style-name="ce2" office:value-type="string" calcext:value-type="string">
            <text:p>Nº de Componentes</text:p>
          </table:table-cell>
          <table:table-cell table:style-name="ce7" office:value-type="string" calcext:value-type="string">
            <text:p>T. secuencial vect. Globales</text:p>
            <text:p>1 thread/core</text:p>
          </table:table-cell>
          <table:table-cell table:style-name="ce12" office:value-type="string" calcext:value-type="string">
            <text:p><text:span text:style-name="T1">T. paralelo (versión </text:span><text:span text:style-name="T2">for</text:span><text:span text:style-name="T1">)</text:span></text:p>
            <text:p>12 threads/cores</text:p>
          </table:table-cell>
          <table:table-cell table:style-name="ce12" office:value-type="string" calcext:value-type="string">
            <text:p><text:span text:style-name="T1">T. paralelo (versión </text:span><text:span text:style-name="T2">sections)</text:span></text:p>
            <text:p>12 threads/cores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style-name="ce11" office:value-type="float" office:value="0.000096481" calcext:value-type="float">
            <text:p>0,000096481</text:p>
          </table:table-cell>
          <table:table-cell table:style-name="ce11" office:value-type="float" office:value="0.000032216" calcext:value-type="float">
            <text:p>0,000032216</text:p>
          </table:table-cell>
          <table:table-cell table:style-name="ce11" office:value-type="float" office:value="0.000073781" calcext:value-type="float">
            <text:p>0,000073781</text:p>
          </table:table-cell>
        </table:table-row>
        <table:table-row table:style-name="ro1">
          <table:table-cell table:style-name="ce4" office:value-type="float" office:value="32768" calcext:value-type="float">
            <text:p>32768</text:p>
          </table:table-cell>
          <table:table-cell office:value-type="float" office:value="0.000188164" calcext:value-type="float">
            <text:p>0,000188164</text:p>
          </table:table-cell>
          <table:table-cell office:value-type="float" office:value="0.001072584" calcext:value-type="float">
            <text:p>0,001072584</text:p>
          </table:table-cell>
          <table:table-cell table:style-name="ce13" office:value-type="float" office:value="0.000089934" calcext:value-type="float">
            <text:p>0,000089934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8" office:value-type="float" office:value="0.000355159" calcext:value-type="float">
            <text:p>0,000355159</text:p>
          </table:table-cell>
          <table:table-cell table:style-name="ce8" office:value-type="float" office:value="0.000166306" calcext:value-type="float">
            <text:p>0,000166306</text:p>
          </table:table-cell>
          <table:table-cell office:value-type="float" office:value="0.000137879" calcext:value-type="float">
            <text:p>0,000137879</text:p>
          </table:table-cell>
        </table:table-row>
        <table:table-row table:style-name="ro1">
          <table:table-cell table:style-name="ce5" office:value-type="float" office:value="131072" calcext:value-type="float">
            <text:p>131072</text:p>
          </table:table-cell>
          <table:table-cell office:value-type="float" office:value="0.000786" calcext:value-type="float">
            <text:p>0,000786</text:p>
          </table:table-cell>
          <table:table-cell office:value-type="float" office:value="0.000146477" calcext:value-type="float">
            <text:p>0,000146477</text:p>
          </table:table-cell>
          <table:table-cell table:style-name="ce9" office:value-type="float" office:value="0.000217047" calcext:value-type="float">
            <text:p>0,00021704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style-name="ce8" office:value-type="float" office:value="0.001442283" calcext:value-type="float">
            <text:p>0,001442283</text:p>
          </table:table-cell>
          <table:table-cell table:style-name="ce8" office:value-type="float" office:value="0.000273231" calcext:value-type="float">
            <text:p>0,000273231</text:p>
          </table:table-cell>
          <table:table-cell office:value-type="float" office:value="0.000732644" calcext:value-type="float">
            <text:p>0,000732644</text:p>
          </table:table-cell>
        </table:table-row>
        <table:table-row table:style-name="ro1">
          <table:table-cell table:style-name="ce5" office:value-type="float" office:value="524288" calcext:value-type="float">
            <text:p>524288</text:p>
          </table:table-cell>
          <table:table-cell office:value-type="float" office:value="0.003184004" calcext:value-type="float">
            <text:p>0,003184004</text:p>
          </table:table-cell>
          <table:table-cell office:value-type="float" office:value="0.005513623" calcext:value-type="float">
            <text:p>0,005513623</text:p>
          </table:table-cell>
          <table:table-cell table:style-name="ce9" office:value-type="float" office:value="0.001555469" calcext:value-type="float">
            <text:p>0,001555469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style-name="ce8" office:value-type="float" office:value="0.005123726" calcext:value-type="float">
            <text:p>0,005123726</text:p>
          </table:table-cell>
          <table:table-cell table:style-name="ce8" office:value-type="float" office:value="0.001828974" calcext:value-type="float">
            <text:p>0,001828974</text:p>
          </table:table-cell>
          <table:table-cell office:value-type="float" office:value="0.002750626" calcext:value-type="float">
            <text:p>0,002750626</text:p>
          </table:table-cell>
        </table:table-row>
        <table:table-row table:style-name="ro1">
          <table:table-cell table:style-name="ce5" office:value-type="float" office:value="2097152" calcext:value-type="float">
            <text:p>2097152</text:p>
          </table:table-cell>
          <table:table-cell office:value-type="float" office:value="0.010077425" calcext:value-type="float">
            <text:p>0,010077425</text:p>
          </table:table-cell>
          <table:table-cell office:value-type="float" office:value="0.003305376" calcext:value-type="float">
            <text:p>0,003305376</text:p>
          </table:table-cell>
          <table:table-cell table:style-name="ce9" office:value-type="float" office:value="0.004427582" calcext:value-type="float">
            <text:p>0,00442758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style-name="ce8" office:value-type="float" office:value="0.0198329" calcext:value-type="float">
            <text:p>0,0198329</text:p>
          </table:table-cell>
          <table:table-cell table:style-name="ce8" office:value-type="float" office:value="0.005050261" calcext:value-type="float">
            <text:p>0,005050261</text:p>
          </table:table-cell>
          <table:table-cell office:value-type="float" office:value="0.007606344" calcext:value-type="float">
            <text:p>0,007606344</text:p>
          </table:table-cell>
        </table:table-row>
        <table:table-row table:style-name="ro1">
          <table:table-cell table:style-name="ce5" office:value-type="float" office:value="8388608" calcext:value-type="float">
            <text:p>8388608</text:p>
          </table:table-cell>
          <table:table-cell office:value-type="float" office:value="0.039620155" calcext:value-type="float">
            <text:p>0,039620155</text:p>
          </table:table-cell>
          <table:table-cell office:value-type="float" office:value="0.012035219" calcext:value-type="float">
            <text:p>0,012035219</text:p>
          </table:table-cell>
          <table:table-cell table:style-name="ce9" office:value-type="float" office:value="0.016545875" calcext:value-type="float">
            <text:p>0,016545875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style-name="ce8" office:value-type="float" office:value="0.078859038" calcext:value-type="float">
            <text:p>0,078859038</text:p>
          </table:table-cell>
          <table:table-cell table:style-name="ce8" office:value-type="float" office:value="0.022837428" calcext:value-type="float">
            <text:p>0,022837428</text:p>
          </table:table-cell>
          <table:table-cell office:value-type="float" office:value="0.035026152" calcext:value-type="float">
            <text:p>0,035026152</text:p>
          </table:table-cell>
        </table:table-row>
        <table:table-row table:style-name="ro1">
          <table:table-cell table:style-name="ce5" office:value-type="float" office:value="33554432" calcext:value-type="float">
            <text:p>33554432</text:p>
          </table:table-cell>
          <table:table-cell office:value-type="float" office:value="0.159564842" calcext:value-type="float">
            <text:p>0,159564842</text:p>
          </table:table-cell>
          <table:table-cell office:value-type="float" office:value="0.036609815" calcext:value-type="float">
            <text:p>0,036609815</text:p>
          </table:table-cell>
          <table:table-cell table:style-name="ce9" office:value-type="float" office:value="0.062896669" calcext:value-type="float">
            <text:p>0,062896669</text:p>
          </table:table-cell>
        </table:table-row>
        <table:table-row table:style-name="ro1">
          <table:table-cell table:style-name="ce6" office:value-type="float" office:value="67108864" calcext:value-type="float">
            <text:p>67108864</text:p>
          </table:table-cell>
          <table:table-cell table:style-name="ce10" office:value-type="float" office:value="0.31562866" calcext:value-type="float">
            <text:p>0,31562866</text:p>
          </table:table-cell>
          <table:table-cell table:style-name="ce10" office:value-type="float" office:value="0.073918981" calcext:value-type="float">
            <text:p>0,073918981</text:p>
          </table:table-cell>
          <table:table-cell table:style-name="ce10" office:value-type="float" office:value="0.13693789" calcext:value-type="float">
            <text:p>0,13693789</text:p>
          </table:table-cell>
        </table:table-row>
      </table:table>
      <table:named-expressions/>
      <table:database-ranges>
        <table:database-range table:name="__Anonymous_Sheet_DB__0" table:target-range-address="Sheet1.A2:Sheet1.D1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Liberation serif" svg:font-family="'Liberation serif', 'Times New Roman'" style:font-family-generic="roman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9" loext:min-decimal-places="9" number:min-integer-digits="1"/>
    </number:number-style>
    <number:number-style style:name="N10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0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09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0">
      <number:scientific-number number:decimal-places="8" loext:min-decimal-places="8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23:00:13.050458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20:26:39.028788019</meta:creation-date>
    <dc:date>2017-03-24T22:46:13.915554644</dc:date>
    <meta:editing-duration>PT59M46S</meta:editing-duration>
    <meta:editing-cycles>5</meta:editing-cycles>
    <meta:generator>LibreOffice/5.2.4.2$Linux_X86_64 LibreOffice_project/3d5603e1122f0f102b62521720ab13a38a4e0eb0</meta:generator>
    <meta:document-statistic meta:table-count="1" meta:cell-count="1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264cm" svg:y="3.107cm" style:legend-expansion="high" chart:style-name="ch2"/>
        <chart:plot-area chart:style-name="ch3" table:cell-range-address="Sheet1.A3:Sheet1.D15 Sheet1.B2:Sheet1.D2" chart:data-source-has-labels="row" svg:x="0.32cm" svg:y="0.18cm" svg:width="9.624cm" svg:height="8.64cm">
          <chartooo:coordinate-region svg:x="1.047cm" svg:y="0.38cm" svg:width="8.15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5" chart:label-cell-address="Sheet1.B2:Sheet1.B2" chart:class="chart:scatter">
            <chart:domain table:cell-range-address="Sheet1.A3:Sheet1.A15"/>
            <chart:data-point chart:repeated="13"/>
          </chart:series>
          <chart:series chart:style-name="ch8" chart:values-cell-range-address="Sheet1.C3:Sheet1.C15" chart:label-cell-address="Sheet1.C2:Sheet1.C2" chart:class="chart:scatter">
            <chart:data-point chart:repeated="13"/>
          </chart:series>
          <chart:series chart:style-name="ch9" chart:values-cell-range-address="Sheet1.D3:Sheet1.D15" chart:label-cell-address="Sheet1.D2:Sheet1.D2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. secuencial vect. Globales
1 thread/core</text:p>
                <draw:g>
                  <svg:desc>Sheet1.B2:Sheet1.B2</svg:desc>
                </draw:g>
              </table:table-cell>
              <table:table-cell office:value-type="string">
                <text:p>T. paralelo (versión for)
4 threads/cores</text:p>
                <draw:g>
                  <svg:desc>Sheet1.C2:Sheet1.C2</svg:desc>
                </draw:g>
              </table:table-cell>
              <table:table-cell office:value-type="string">
                <text:p>T. paralelo (versión sections)
4 threads/cores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Sheet1.A3:Sheet1.A15</svg:desc>
                </draw:g>
              </table:table-cell>
              <table:table-cell office:value-type="float" office:value="0.000162588">
                <text:p>0.000162588</text:p>
                <draw:g>
                  <svg:desc>Sheet1.B3:Sheet1.B15</svg:desc>
                </draw:g>
              </table:table-cell>
              <table:table-cell office:value-type="float" office:value="0.000063221">
                <text:p>0.000063221</text:p>
                <draw:g>
                  <svg:desc>Sheet1.C3:Sheet1.C15</svg:desc>
                </draw:g>
              </table:table-cell>
              <table:table-cell office:value-type="float" office:value="0.001913702">
                <text:p>0.001913702</text:p>
                <draw:g>
                  <svg:desc>Sheet1.D3:Sheet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342636">
                <text:p>0.000342636</text:p>
              </table:table-cell>
              <table:table-cell office:value-type="float" office:value="0.002856027">
                <text:p>0.002856027</text:p>
              </table:table-cell>
              <table:table-cell office:value-type="float" office:value="0.002781329">
                <text:p>0.0027813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65247">
                <text:p>0.00065247</text:p>
              </table:table-cell>
              <table:table-cell office:value-type="float" office:value="0.004656402">
                <text:p>0.004656402</text:p>
              </table:table-cell>
              <table:table-cell office:value-type="float" office:value="0.00415584">
                <text:p>0.00415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1763162">
                <text:p>0.001763162</text:p>
              </table:table-cell>
              <table:table-cell office:value-type="float" office:value="0.000809298">
                <text:p>0.000809298</text:p>
              </table:table-cell>
              <table:table-cell office:value-type="float" office:value="0.000682173">
                <text:p>0.000682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3149612">
                <text:p>0.003149612</text:p>
              </table:table-cell>
              <table:table-cell office:value-type="float" office:value="0.001527356">
                <text:p>0.001527356</text:p>
              </table:table-cell>
              <table:table-cell office:value-type="float" office:value="0.001544234">
                <text:p>0.001544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5270367">
                <text:p>0.005270367</text:p>
              </table:table-cell>
              <table:table-cell office:value-type="float" office:value="0.004216166">
                <text:p>0.004216166</text:p>
              </table:table-cell>
              <table:table-cell office:value-type="float" office:value="0.006336929">
                <text:p>0.006336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11152091">
                <text:p>0.011152091</text:p>
              </table:table-cell>
              <table:table-cell office:value-type="float" office:value="0.007949723">
                <text:p>0.007949723</text:p>
              </table:table-cell>
              <table:table-cell office:value-type="float" office:value="0.011438336">
                <text:p>0.0114383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20686549">
                <text:p>0.020686549</text:p>
              </table:table-cell>
              <table:table-cell office:value-type="float" office:value="0.01746194">
                <text:p>0.01746194</text:p>
              </table:table-cell>
              <table:table-cell office:value-type="float" office:value="0.016105072">
                <text:p>0.016105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35964291">
                <text:p>0.035964291</text:p>
              </table:table-cell>
              <table:table-cell office:value-type="float" office:value="0.03201191">
                <text:p>0.03201191</text:p>
              </table:table-cell>
              <table:table-cell office:value-type="float" office:value="0.031951178">
                <text:p>0.0319511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69817454">
                <text:p>0.069817454</text:p>
              </table:table-cell>
              <table:table-cell office:value-type="float" office:value="0.063312955">
                <text:p>0.063312955</text:p>
              </table:table-cell>
              <table:table-cell office:value-type="float" office:value="0.063846474">
                <text:p>0.063846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136288326">
                <text:p>0.136288326</text:p>
              </table:table-cell>
              <table:table-cell office:value-type="float" office:value="0.130056199">
                <text:p>0.130056199</text:p>
              </table:table-cell>
              <table:table-cell office:value-type="float" office:value="0.134874551">
                <text:p>0.134874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270505468">
                <text:p>0.270505468</text:p>
              </table:table-cell>
              <table:table-cell office:value-type="float" office:value="0.260844405">
                <text:p>0.260844405</text:p>
              </table:table-cell>
              <table:table-cell office:value-type="float" office:value="0.258994989">
                <text:p>0.2589949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543524631">
                <text:p>0.543524631</text:p>
              </table:table-cell>
              <table:table-cell office:value-type="float" office:value="0.513367823">
                <text:p>0.513367823</text:p>
              </table:table-cell>
              <table:table-cell office:value-type="float" office:value="0.512341998">
                <text:p>0.512341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Linux_X86_64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264cm" svg:y="3.107cm" style:legend-expansion="high" chart:style-name="ch2"/>
        <chart:plot-area chart:style-name="ch3" table:cell-range-address="Sheet1.A25:Sheet1.D37 Sheet1.B24:Sheet1.D24" chart:data-source-has-labels="row" svg:x="0.32cm" svg:y="0.18cm" svg:width="9.624cm" svg:height="8.64cm">
          <chartooo:coordinate-region svg:x="2.529cm" svg:y="0.379cm" svg:width="6.67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5:Sheet1.B37" chart:label-cell-address="Sheet1.B24:Sheet1.B24" chart:class="chart:scatter">
            <chart:domain table:cell-range-address="Sheet1.A25:Sheet1.A37"/>
            <chart:data-point chart:repeated="13"/>
          </chart:series>
          <chart:series chart:style-name="ch8" chart:values-cell-range-address="Sheet1.C25:Sheet1.C37" chart:label-cell-address="Sheet1.C24:Sheet1.C24" chart:class="chart:scatter">
            <chart:data-point chart:repeated="13"/>
          </chart:series>
          <chart:series chart:style-name="ch9" chart:values-cell-range-address="Sheet1.D25:Sheet1.D37" chart:label-cell-address="Sheet1.D24:Sheet1.D24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. secuencial vect. Globales
1 thread/core</text:p>
                <draw:g>
                  <svg:desc>Sheet1.B24:Sheet1.B24</svg:desc>
                </draw:g>
              </table:table-cell>
              <table:table-cell office:value-type="string">
                <text:p>T. paralelo (versión for)
12 threads/cores</text:p>
                <draw:g>
                  <svg:desc>Sheet1.C24:Sheet1.C24</svg:desc>
                </draw:g>
              </table:table-cell>
              <table:table-cell office:value-type="string">
                <text:p>T. paralelo (versión sections)
12 threads/cores</text:p>
                <draw:g>
                  <svg:desc>Sheet1.D24:Sheet1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Sheet1.A25:Sheet1.A37</svg:desc>
                </draw:g>
              </table:table-cell>
              <table:table-cell office:value-type="float" office:value="0.000096481">
                <text:p>0.000096481</text:p>
                <draw:g>
                  <svg:desc>Sheet1.B25:Sheet1.B37</svg:desc>
                </draw:g>
              </table:table-cell>
              <table:table-cell office:value-type="float" office:value="0.000032216">
                <text:p>0.000032216</text:p>
                <draw:g>
                  <svg:desc>Sheet1.C25:Sheet1.C37</svg:desc>
                </draw:g>
              </table:table-cell>
              <table:table-cell office:value-type="float" office:value="0.000073781">
                <text:p>0.000073781</text:p>
                <draw:g>
                  <svg:desc>Sheet1.D25:Sheet1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188164">
                <text:p>0.000188164</text:p>
              </table:table-cell>
              <table:table-cell office:value-type="float" office:value="0.001072584">
                <text:p>0.001072584</text:p>
              </table:table-cell>
              <table:table-cell office:value-type="float" office:value="0.000089934">
                <text:p>0.0000899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355159">
                <text:p>0.000355159</text:p>
              </table:table-cell>
              <table:table-cell office:value-type="float" office:value="0.000166306">
                <text:p>0.000166306</text:p>
              </table:table-cell>
              <table:table-cell office:value-type="float" office:value="0.000137879">
                <text:p>0.000137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0786">
                <text:p>0.000786</text:p>
              </table:table-cell>
              <table:table-cell office:value-type="float" office:value="0.000146477">
                <text:p>0.000146477</text:p>
              </table:table-cell>
              <table:table-cell office:value-type="float" office:value="0.000217047">
                <text:p>0.000217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1442283">
                <text:p>0.001442283</text:p>
              </table:table-cell>
              <table:table-cell office:value-type="float" office:value="0.000273231">
                <text:p>0.000273231</text:p>
              </table:table-cell>
              <table:table-cell office:value-type="float" office:value="0.000732644">
                <text:p>0.000732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3184004">
                <text:p>0.003184004</text:p>
              </table:table-cell>
              <table:table-cell office:value-type="float" office:value="0.005513623">
                <text:p>0.005513623</text:p>
              </table:table-cell>
              <table:table-cell office:value-type="float" office:value="0.001555469">
                <text:p>0.0015554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5123726">
                <text:p>0.005123726</text:p>
              </table:table-cell>
              <table:table-cell office:value-type="float" office:value="0.001828974">
                <text:p>0.001828974</text:p>
              </table:table-cell>
              <table:table-cell office:value-type="float" office:value="0.002750626">
                <text:p>0.002750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10077425">
                <text:p>0.010077425</text:p>
              </table:table-cell>
              <table:table-cell office:value-type="float" office:value="0.003305376">
                <text:p>0.003305376</text:p>
              </table:table-cell>
              <table:table-cell office:value-type="float" office:value="0.004427582">
                <text:p>0.004427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198329">
                <text:p>0.0198329</text:p>
              </table:table-cell>
              <table:table-cell office:value-type="float" office:value="0.005050261">
                <text:p>0.005050261</text:p>
              </table:table-cell>
              <table:table-cell office:value-type="float" office:value="0.007606344">
                <text:p>0.007606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39620155">
                <text:p>0.039620155</text:p>
              </table:table-cell>
              <table:table-cell office:value-type="float" office:value="0.012035219">
                <text:p>0.012035219</text:p>
              </table:table-cell>
              <table:table-cell office:value-type="float" office:value="0.016545875">
                <text:p>0.016545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078859038">
                <text:p>0.078859038</text:p>
              </table:table-cell>
              <table:table-cell office:value-type="float" office:value="0.022837428">
                <text:p>0.022837428</text:p>
              </table:table-cell>
              <table:table-cell office:value-type="float" office:value="0.035026152">
                <text:p>0.035026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159564842">
                <text:p>0.159564842</text:p>
              </table:table-cell>
              <table:table-cell office:value-type="float" office:value="0.036609815">
                <text:p>0.036609815</text:p>
              </table:table-cell>
              <table:table-cell office:value-type="float" office:value="0.062896669">
                <text:p>0.062896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31562866">
                <text:p>0.31562866</text:p>
              </table:table-cell>
              <table:table-cell office:value-type="float" office:value="0.073918981">
                <text:p>0.073918981</text:p>
              </table:table-cell>
              <table:table-cell office:value-type="float" office:value="0.13693789">
                <text:p>0.136937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Linux_X86_64 LibreOffice_project/3d5603e1122f0f102b62521720ab13a38a4e0eb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